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ESUS TRINIDAD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URBANO DOMINGUEZ, CAY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Y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URBANO DOMINGUEZ, CAY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11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848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8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22:58:0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